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07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2.07cm" fo:min-width="5.3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stroke="none" svg:stroke-color="#000000" draw:fill="none" draw:fill-color="#ffffff" fo:min-height="1.234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2.036cm" fo:min-width="5.2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DejaVu Serif"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5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0.5pt" style:font-size-asian="9pt" style:font-size-complex="9pt"/>
    </style:style>
    <style:style style:name="P9" style:family="paragraph">
      <loext:graphic-properties draw:fill="none" draw:fill-color="#ffffff"/>
      <style:paragraph-properties fo:text-align="center"/>
      <style:text-properties style:font-name="Droid Sans Fallback" fo:font-size="12pt" style:font-size-asian="12pt" style:font-size-complex="12pt"/>
    </style:style>
    <style:style style:name="T1" style:family="text">
      <style:text-properties style:font-name="DejaVu Serif" fo:font-size="22pt" style:font-size-asian="22pt" style:font-size-complex="22pt"/>
    </style:style>
    <style:style style:name="T2" style:family="text">
      <style:text-properties fo:font-size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9pt" style:font-size-complex="9pt"/>
    </style:style>
    <style:style style:name="T5" style:family="text">
      <style:text-properties style:font-name="Droid Sans Fallb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6cm" svg:height="2.957cm" svg:x="2.8cm" svg:y="1.2cm">
          <draw:text-box>
            <text:p text:style-name="P1"><text:span text:style-name="T1">Les </text:span><text:span text:style-name="T1">entêtes </text:span><text:span text:style-name="T1">des </text:span><text:span text:style-name="T1">fonctionn</text:span><text:span text:style-name="T1">alités</text:span></text:p>
            <text:p text:style-name="P1"><text:span text:style-name="T1">- </text:span><text:span text:style-name="T1">Chargem</text:span><text:span text:style-name="T1">ent et </text:span><text:span text:style-name="T1">sauvegar</text:span><text:span text:style-name="T1">de </text:span><text:span text:style-name="T1">d'images </text:span><text:span text:style-name="T1">- </text:span></text:p>
          </draw:text-box>
        </draw:frame>
        <draw:frame draw:style-name="gr2" draw:text-style-name="P4" draw:layer="layout" svg:width="9.6cm" svg:height="1.1cm" svg:x="1.6cm" svg:y="4cm">
          <draw:text-box>
            <text:p text:style-name="P3"><text:span text:style-name="T2"><text:s/></text:span><text:span text:style-name="T2"># Ouvertures des </text:span><text:span text:style-name="T2">images : </text:span></text:p>
          </draw:text-box>
        </draw:frame>
        <draw:custom-shape draw:style-name="gr3" draw:text-style-name="P5" draw:layer="layout" svg:width="5.8cm" svg:height="2.32cm" svg:x="7.4cm" svg:y="5.7cm">
          <text:p text:style-name="P1">OpenImag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4cm" svg:y1="6cm" svg:x2="7.3cm" svg:y2="6cm">
          <text:p/>
        </draw:line>
        <draw:frame draw:style-name="gr5" draw:text-style-name="P7" draw:layer="layout" svg:width="4.2cm" svg:height="0.725cm" svg:x="2.4cm" svg:y="5.3cm">
          <draw:text-box>
            <text:p text:style-name="P1"><text:span text:style-name="T3">path 1</text:span></text:p>
          </draw:text-box>
        </draw:frame>
        <draw:line draw:style-name="gr4" draw:text-style-name="P6" draw:layer="layout" svg:x1="2.4cm" svg:y1="7.763cm" svg:x2="7.3cm" svg:y2="7.763cm">
          <text:p/>
        </draw:line>
        <draw:frame draw:style-name="gr5" draw:text-style-name="P7" draw:layer="layout" svg:width="4.2cm" svg:height="0.725cm" svg:x="2.4cm" svg:y="7.063cm">
          <draw:text-box>
            <text:p text:style-name="P1"><text:span text:style-name="T3">path n</text:span></text:p>
          </draw:text-box>
        </draw:frame>
        <draw:frame draw:style-name="gr6" draw:text-style-name="P8" draw:layer="layout" svg:width="0.9cm" svg:height="1.484cm" svg:x="6.6cm" svg:y="6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line draw:style-name="gr4" draw:text-style-name="P6" draw:layer="layout" svg:x1="13.2cm" svg:y1="6.063cm" svg:x2="18.1cm" svg:y2="6.063cm">
          <text:p/>
        </draw:line>
        <draw:frame draw:style-name="gr5" draw:text-style-name="P7" draw:layer="layout" svg:width="2.8cm" svg:height="0.725cm" svg:x="14.5cm" svg:y="5.363cm">
          <draw:text-box>
            <text:p><text:span text:style-name="T3">Windows 1</text:span></text:p>
          </draw:text-box>
        </draw:frame>
        <draw:line draw:style-name="gr4" draw:text-style-name="P6" draw:layer="layout" svg:x1="13.2cm" svg:y1="7.826cm" svg:x2="18.1cm" svg:y2="7.826cm">
          <text:p/>
        </draw:line>
        <draw:frame draw:style-name="gr5" draw:text-style-name="P7" draw:layer="layout" svg:width="3.2cm" svg:height="0.725cm" svg:x="14.5cm" svg:y="7.126cm">
          <draw:text-box>
            <text:p><text:span text:style-name="T3">Windows n</text:span></text:p>
          </draw:text-box>
        </draw:frame>
        <draw:frame draw:style-name="gr6" draw:text-style-name="P8" draw:layer="layout" svg:width="0.9cm" svg:height="1.484cm" svg:x="13.7cm" svg:y="6.063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7" draw:text-style-name="P9" draw:layer="layout" svg:width="16.9cm" svg:height="1cm" svg:x="2.6cm" svg:y="8.7cm">
          <draw:text-box>
            <text:p text:style-name="P1"><text:span text:style-name="T5">SDL_Windows * OpenImages( const char *path )</text:span></text:p>
          </draw:text-box>
        </draw:frame>
        <draw:frame draw:style-name="gr2" draw:text-style-name="P4" draw:layer="layout" svg:width="9.6cm" svg:height="1.1cm" svg:x="1.6cm" svg:y="9.8cm">
          <draw:text-box>
            <text:p text:style-name="P3"><text:span text:style-name="T2"># Chargement des images : </text:span></text:p>
          </draw:text-box>
        </draw:frame>
        <draw:custom-shape draw:style-name="gr8" draw:text-style-name="P5" draw:layer="layout" svg:width="5.8cm" svg:height="2.32cm" svg:x="7.4cm" svg:y="11.5cm">
          <text:p text:style-name="P1">loadImag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6" draw:layer="layout" svg:x1="2.4cm" svg:y1="11.8cm" svg:x2="7.3cm" svg:y2="11.8cm">
            <text:p/>
          </draw:line>
          <draw:frame draw:style-name="gr5" draw:text-style-name="P7" draw:layer="layout" svg:width="4.2cm" svg:height="0.725cm" svg:x="2.4cm" svg:y="11.1cm">
            <draw:text-box>
              <text:p><text:span text:style-name="T3">Renderer 1, path 1</text:span></text:p>
            </draw:text-box>
          </draw:frame>
        </draw:g>
        <draw:g>
          <draw:line draw:style-name="gr4" draw:text-style-name="P6" draw:layer="layout" svg:x1="2.4cm" svg:y1="13.563cm" svg:x2="7.3cm" svg:y2="13.563cm">
            <text:p/>
          </draw:line>
          <draw:frame draw:style-name="gr5" draw:text-style-name="P7" draw:layer="layout" svg:width="4.2cm" svg:height="0.725cm" svg:x="2.4cm" svg:y="12.863cm">
            <draw:text-box>
              <text:p><text:span text:style-name="T3">Renderer n, path n</text:span></text:p>
            </draw:text-box>
          </draw:frame>
        </draw:g>
        <draw:frame draw:style-name="gr6" draw:text-style-name="P8" draw:layer="layout" svg:width="0.9cm" svg:height="1.484cm" svg:x="6.6cm" svg:y="11.8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line draw:style-name="gr4" draw:text-style-name="P6" draw:layer="layout" svg:x1="13.2cm" svg:y1="11.863cm" svg:x2="18.1cm" svg:y2="11.863cm">
          <text:p/>
        </draw:line>
        <draw:frame draw:style-name="gr5" draw:text-style-name="P7" draw:layer="layout" svg:width="2.3cm" svg:height="0.725cm" svg:x="14.5cm" svg:y="11.163cm">
          <draw:text-box>
            <text:p><text:span text:style-name="T3">Texture 1</text:span></text:p>
          </draw:text-box>
        </draw:frame>
        <draw:line draw:style-name="gr4" draw:text-style-name="P6" draw:layer="layout" svg:x1="13.2cm" svg:y1="13.626cm" svg:x2="18.1cm" svg:y2="13.626cm">
          <text:p/>
        </draw:line>
        <draw:frame draw:style-name="gr5" draw:text-style-name="P7" draw:layer="layout" svg:width="2.5cm" svg:height="0.725cm" svg:x="14.5cm" svg:y="12.926cm">
          <draw:text-box>
            <text:p><text:span text:style-name="T3">Texture n</text:span></text:p>
          </draw:text-box>
        </draw:frame>
        <draw:frame draw:style-name="gr6" draw:text-style-name="P8" draw:layer="layout" svg:width="0.9cm" svg:height="1.484cm" svg:x="13.7cm" svg:y="11.863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7" draw:text-style-name="P9" draw:layer="layout" svg:width="16.9cm" svg:height="1cm" svg:x="2.6cm" svg:y="14.5cm">
          <draw:text-box>
            <text:p text:style-name="P1"><text:span text:style-name="T5">SDL_Texture * loadImages(SDL_Renderer *renderers, const char *path )</text:span></text:p>
          </draw:text-box>
        </draw:frame>
        <draw:frame draw:style-name="gr2" draw:text-style-name="P4" draw:layer="layout" svg:width="9.6cm" svg:height="1.1cm" svg:x="1.8cm" svg:y="15.7cm">
          <draw:text-box>
            <text:p text:style-name="P3"><text:span text:style-name="T2"># Sauvegarder une image : </text:span></text:p>
          </draw:text-box>
        </draw:frame>
        <draw:custom-shape draw:style-name="gr8" draw:text-style-name="P5" draw:layer="layout" svg:width="5.8cm" svg:height="2.32cm" svg:x="7.6cm" svg:y="17.4cm">
          <text:p text:style-name="P1">SaveImag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6" draw:layer="layout" svg:x1="2.6cm" svg:y1="17.7cm" svg:x2="7.5cm" svg:y2="17.7cm">
            <text:p/>
          </draw:line>
          <draw:frame draw:style-name="gr5" draw:text-style-name="P7" draw:layer="layout" svg:width="4.2cm" svg:height="0.725cm" svg:x="2.6cm" svg:y="17cm">
            <draw:text-box>
              <text:p text:style-name="P1"><text:span text:style-name="T3">image</text:span></text:p>
            </draw:text-box>
          </draw:frame>
        </draw:g>
        <draw:g>
          <draw:line draw:style-name="gr4" draw:text-style-name="P6" draw:layer="layout" svg:x1="2.6cm" svg:y1="19.463cm" svg:x2="7.5cm" svg:y2="19.463cm">
            <text:p/>
          </draw:line>
          <draw:frame draw:style-name="gr5" draw:text-style-name="P7" draw:layer="layout" svg:width="4.2cm" svg:height="0.725cm" svg:x="2.6cm" svg:y="18.763cm">
            <draw:text-box>
              <text:p text:style-name="P1"><text:span text:style-name="T3">Nom ?</text:span></text:p>
            </draw:text-box>
          </draw:frame>
        </draw:g>
        <draw:line draw:style-name="gr4" draw:text-style-name="P6" draw:layer="layout" svg:x1="13.4cm" svg:y1="18.563cm" svg:x2="18.3cm" svg:y2="18.563cm">
          <text:p/>
        </draw:line>
        <draw:frame draw:style-name="gr5" draw:text-style-name="P7" draw:layer="layout" svg:width="2.3cm" svg:height="0.725cm" svg:x="14.7cm" svg:y="17.863cm">
          <draw:text-box>
            <text:p><text:span text:style-name="T3">Boolean</text:span></text:p>
          </draw:text-box>
        </draw:frame>
        <draw:frame draw:style-name="gr7" draw:text-style-name="P9" draw:layer="layout" svg:width="16.9cm" svg:height="1cm" svg:x="2.8cm" svg:y="20.4cm">
          <draw:text-box>
            <text:p text:style-name="P1"><text:span text:style-name="T5">int <text:s/></text:span><text:span text:style-name="T5">SaveImage(SDL_Win</text:span><text:span text:style-name="T5">dows *image, const </text:span><text:span text:style-name="T5">char *nom ?, char </text:span><text:span text:style-name="T5">*format ? )</text:span></text:p>
          </draw:text-box>
        </draw:frame>
        <draw:g>
          <draw:line draw:style-name="gr4" draw:text-style-name="P6" draw:layer="layout" svg:x1="2.6cm" svg:y1="18.563cm" svg:x2="7.5cm" svg:y2="18.563cm">
            <text:p/>
          </draw:line>
          <draw:frame draw:style-name="gr5" draw:text-style-name="P7" draw:layer="layout" svg:width="4.2cm" svg:height="0.725cm" svg:x="2.6cm" svg:y="17.863cm">
            <draw:text-box>
              <text:p text:style-name="P1"><text:span text:style-name="T3">Format ?</text:span></text:p>
            </draw:text-box>
          </draw:frame>
        </draw:g>
        <draw:frame draw:style-name="gr2" draw:text-style-name="P4" draw:layer="layout" svg:width="9.6cm" svg:height="1.1cm" svg:x="1.8cm" svg:y="21.3cm">
          <draw:text-box>
            <text:p text:style-name="P3"><text:span text:style-name="T2"># Transférer une </text:span><text:span text:style-name="T2">image : </text:span></text:p>
          </draw:text-box>
        </draw:frame>
        <draw:custom-shape draw:style-name="gr8" draw:text-style-name="P5" draw:layer="layout" svg:width="5.8cm" svg:height="2.32cm" svg:x="7.6cm" svg:y="23cm">
          <text:p text:style-name="P1">TransferImage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6" draw:layer="layout" svg:x1="2.6cm" svg:y1="23.7cm" svg:x2="7.5cm" svg:y2="23.7cm">
            <text:p/>
          </draw:line>
          <draw:frame draw:style-name="gr5" draw:text-style-name="P7" draw:layer="layout" svg:width="4.2cm" svg:height="0.725cm" svg:x="2.6cm" svg:y="23cm">
            <draw:text-box>
              <text:p text:style-name="P1"><text:span text:style-name="T3">path</text:span></text:p>
            </draw:text-box>
          </draw:frame>
        </draw:g>
        <draw:line draw:style-name="gr4" draw:text-style-name="P6" draw:layer="layout" svg:x1="13.4cm" svg:y1="24.163cm" svg:x2="18.3cm" svg:y2="24.163cm">
          <text:p/>
        </draw:line>
        <draw:frame draw:style-name="gr5" draw:text-style-name="P7" draw:layer="layout" svg:width="2.3cm" svg:height="0.725cm" svg:x="14.7cm" svg:y="23.463cm">
          <draw:text-box>
            <text:p><text:span text:style-name="T3">Boolean</text:span></text:p>
          </draw:text-box>
        </draw:frame>
        <draw:frame draw:style-name="gr7" draw:text-style-name="P9" draw:layer="layout" svg:width="16.9cm" svg:height="1cm" svg:x="2.8cm" svg:y="26cm">
          <draw:text-box>
            <text:p text:style-name="P1"><text:span text:style-name="T5">int <text:s/></text:span><text:span text:style-name="T5">TransferImage(SDL_</text:span><text:span text:style-name="T5">Windows </text:span><text:span text:style-name="T5">*windows ?, const </text:span><text:span text:style-name="T5">char *path)</text:span></text:p>
          </draw:text-box>
        </draw:frame>
        <draw:g>
          <draw:line draw:style-name="gr4" draw:text-style-name="P6" draw:layer="layout" svg:x1="2.6cm" svg:y1="24.563cm" svg:x2="7.5cm" svg:y2="24.563cm">
            <text:p/>
          </draw:line>
          <draw:frame draw:style-name="gr5" draw:text-style-name="P7" draw:layer="layout" svg:width="4.2cm" svg:height="0.725cm" svg:x="2.6cm" svg:y="23.863cm">
            <draw:text-box>
              <text:p text:style-name="P1"><text:span text:style-name="T3">Windows ?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22:20:42.149697178</meta:creation-date>
    <dc:date>2019-04-08T23:07:44.080299796</dc:date>
    <meta:editing-duration>PT34M41S</meta:editing-duration>
    <meta:editing-cycles>10</meta:editing-cycles>
    <meta:generator>LibreOffice/5.2.7.2$Linux_X86_64 LibreOffice_project/20m0$Build-2</meta:generator>
    <meta:document-statistic meta:object-count="54"/>
  </office:meta>
</office:document-meta>
</file>